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sans-serif"/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Heading_20_1">
      <style:text-properties fo:font-variant="normal" fo:text-transform="none" fo:color="#333333" style:font-name="Lato" fo:font-size="16pt" fo:letter-spacing="normal" fo:font-style="normal" fo:font-weight="bold" style:font-size-asian="16pt" style:font-size-complex="16pt"/>
    </style:style>
    <style:style style:name="P3" style:family="paragraph" style:parent-style-name="Heading_20_1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 style:font-name="medium-content-title-font" fo:font-size="31.5pt" fo:letter-spacing="normal" fo:font-style="normal" fo:font-weight="normal"/>
    </style:style>
    <style:style style:name="T2" style:family="text">
      <style:text-properties fo:font-variant="normal" fo:text-transform="none" style:font-name="medium-content-title-font" fo:letter-spacing="normal" fo:font-style="normal" fo:font-weight="normal"/>
    </style:style>
    <style:style style:name="T3" style:family="text">
      <style:text-properties fo:font-variant="normal" fo:text-transform="none" style:font-name="medium-content-title-font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style:font-name="medium-content-title-font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medium-content-title-font" fo:font-size="14pt" fo:letter-spacing="normal" fo:font-style="normal" fo:font-weight="normal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rilling Down on Depth Sensing and Deep Learning</text:h>
      <text:p text:style-name="Standard"/>
      <text:p text:style-name="Standard"><text:a xlink:type="simple" xlink:href="https://bair.berkeley.edu/blog/2018/10/23/depth-sensing/" text:style-name="Internet_20_link" text:visited-style-name="Visited_20_Internet_20_Link">https://bair.berkeley.edu/blog/2018/10/23/depth-sensing/</text:a></text:p>
      <text:p text:style-name="Standard"/>
      <text:p text:style-name="P1"/>
      <text:p text:style-name="P1"/>
      <text:h text:style-name="P3" text:outline-level="1"><text:bookmark text:name="a25e"/><text:span text:style-name="Emphasis"><text:span text:style-name="T5">Depth sensors are the key to unlocking next level computer vision applications.</text:span></text:span></text:h>
      <text:p text:style-name="Standard"/>
      <text:p text:style-name="Standard"><text:a xlink:type="simple" xlink:href="https://blog.cometlabs.io/depth-sensors-are-the-key-to-unlocking-next-level-computer-vision-applications-3499533d3246" text:style-name="Internet_20_link" text:visited-style-name="Visited_20_Internet_20_Link">https://blog.cometlabs.io/depth-sensors-are-the-key-to-unlocking-next-level-computer-vision-applications-3499533d324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sans-serif"/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9:56:07.877695854</meta:creation-date>
    <dc:date>2019-04-23T13:18:59.843209917</dc:date>
    <meta:editing-duration>PT1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2" meta:character-count="300" meta:non-whitespace-character-count="282"/>
  </office:meta>
</office:document-meta>
</file>